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161.55pt"/>
    </style:style>
    <style:style style:name="co3" style:family="table-column">
      <style:table-column-properties fo:break-before="auto" style:column-width="35.21pt"/>
    </style:style>
    <style:style style:name="co4" style:family="table-column">
      <style:table-column-properties fo:break-before="auto" style:column-width="29.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lutions" table:style-name="ta1">
        <table:shapes>
          <draw:frame draw:z-index="0" draw:style-name="gr1" draw:text-style-name="P1" svg:width="453.4pt" svg:height="329.47pt" svg:x="634.31pt" svg:y="37.47pt">
            <draw:object draw:notify-on-update-of-ranges="solutions.E4:solutions.E29 solutions.I3:solutions.I3 solutions.I4:solutions.I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35.36pt" svg:y="400.11pt">
            <draw:object draw:notify-on-update-of-ranges="solutions.E4:solutions.E29 solutions.H4:solutions.H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5],[6,7,8],[]] <text:s text:c="3"/>Moves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5],[6,8,7],[]] <text:s text:c="3"/>Moves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5],[7,6,8],[]] <text:s text:c="3"/>Moves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um Count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Cum Freq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5],[7,8,6],[]] <text:s text:c="3"/>Moves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table:formula="of:=FREQUENCY([.$C$1:.$C$40320]; [.E4])" office:value-type="float" office:value="1" calcext:value-type="float">
            <text:p>1</text:p>
          </table:table-cell>
          <table:table-cell table:style-name="ce1" table:formula="of:=[.F4]" office:value-type="float" office:value="1" calcext:value-type="float">
            <text:p>1</text:p>
          </table:table-cell>
          <table:table-cell table:style-name="ce2" table:formula="of:=[.G4]/[.$F$29]" office:value-type="float" office:value="0.000333333333333333" calcext:value-type="float">
            <text:p>0.0003</text:p>
          </table:table-cell>
          <table:table-cell table:style-name="ce2" table:formula="of:=[.F4]/[.$F$29]" office:value-type="float" office:value="0.000333333333333333" calcext:value-type="float">
            <text:p>0.000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5],[8,6,7],[]] <text:s text:c="3"/>Moves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FREQUENCY([.$C$1:.$C$40320]; [.E5])" office:value-type="float" office:value="1" calcext:value-type="float">
            <text:p>1</text:p>
          </table:table-cell>
          <table:table-cell table:style-name="ce1" table:formula="of:=[.F5]-[.F4]" office:value-type="float" office:value="0" calcext:value-type="float">
            <text:p>0</text:p>
          </table:table-cell>
          <table:table-cell table:style-name="ce2" table:formula="of:=[.G5]/[.$F$29]" office:value-type="float" office:value="0" calcext:value-type="float">
            <text:p>0.0000</text:p>
          </table:table-cell>
          <table:table-cell table:style-name="ce2" table:formula="of:=[.F5]/[.$F$29]" office:value-type="float" office:value="0.000333333333333333" calcext:value-type="float">
            <text:p>0.000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5],[8,7,6],[]] <text:s text:c="3"/>Moves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FREQUENCY([.$C$1:.$C$40320]; [.E6])" office:value-type="float" office:value="1" calcext:value-type="float">
            <text:p>1</text:p>
          </table:table-cell>
          <table:table-cell table:style-name="ce1" table:formula="of:=[.F6]-[.F5]" office:value-type="float" office:value="0" calcext:value-type="float">
            <text:p>0</text:p>
          </table:table-cell>
          <table:table-cell table:style-name="ce2" table:formula="of:=[.G6]/[.$F$29]" office:value-type="float" office:value="0" calcext:value-type="float">
            <text:p>0.0000</text:p>
          </table:table-cell>
          <table:table-cell table:style-name="ce2" table:formula="of:=[.F6]/[.$F$29]" office:value-type="float" office:value="0.000333333333333333" calcext:value-type="float">
            <text:p>0.000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6],[5,7,8],[]] <text:s text:c="3"/>Moves</text:p>
          </table:table-cell>
          <table:table-cell office:value-type="float" office:value="9" calcext:value-type="float">
            <text:p>9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table:formula="of:=FREQUENCY([.$C$1:.$C$40320]; [.E7])" office:value-type="float" office:value="1" calcext:value-type="float">
            <text:p>1</text:p>
          </table:table-cell>
          <table:table-cell table:style-name="ce1" table:formula="of:=[.F7]-[.F6]" office:value-type="float" office:value="0" calcext:value-type="float">
            <text:p>0</text:p>
          </table:table-cell>
          <table:table-cell table:style-name="ce2" table:formula="of:=[.G7]/[.$F$29]" office:value-type="float" office:value="0" calcext:value-type="float">
            <text:p>0.0000</text:p>
          </table:table-cell>
          <table:table-cell table:style-name="ce2" table:formula="of:=[.F7]/[.$F$29]" office:value-type="float" office:value="0.000333333333333333" calcext:value-type="float">
            <text:p>0.000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6],[5,8,7],[]] <text:s text:c="3"/>Moves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table:formula="of:=FREQUENCY([.$C$1:.$C$40320]; [.E8])" office:value-type="float" office:value="1" calcext:value-type="float">
            <text:p>1</text:p>
          </table:table-cell>
          <table:table-cell table:style-name="ce1" table:formula="of:=[.F8]-[.F7]" office:value-type="float" office:value="0" calcext:value-type="float">
            <text:p>0</text:p>
          </table:table-cell>
          <table:table-cell table:style-name="ce2" table:formula="of:=[.G8]/[.$F$29]" office:value-type="float" office:value="0" calcext:value-type="float">
            <text:p>0.0000</text:p>
          </table:table-cell>
          <table:table-cell table:style-name="ce2" table:formula="of:=[.F8]/[.$F$29]" office:value-type="float" office:value="0.000333333333333333" calcext:value-type="float">
            <text:p>0.000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6],[7,5,8],[]] <text:s text:c="3"/>Moves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table:formula="of:=FREQUENCY([.$C$1:.$C$40320]; [.E9])" office:value-type="float" office:value="6" calcext:value-type="float">
            <text:p>6</text:p>
          </table:table-cell>
          <table:table-cell table:style-name="ce1" table:formula="of:=[.F9]-[.F8]" office:value-type="float" office:value="5" calcext:value-type="float">
            <text:p>5</text:p>
          </table:table-cell>
          <table:table-cell table:style-name="ce2" table:formula="of:=[.G9]/[.$F$29]" office:value-type="float" office:value="0.00166666666666667" calcext:value-type="float">
            <text:p>0.0017</text:p>
          </table:table-cell>
          <table:table-cell table:style-name="ce2" table:formula="of:=[.F9]/[.$F$29]" office:value-type="float" office:value="0.002" calcext:value-type="float">
            <text:p>0.002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6],[7,8,5],[]] <text:s text:c="3"/>Moves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table:formula="of:=FREQUENCY([.$C$1:.$C$40320]; [.E10])" office:value-type="float" office:value="6" calcext:value-type="float">
            <text:p>6</text:p>
          </table:table-cell>
          <table:table-cell table:style-name="ce1" table:formula="of:=[.F10]-[.F9]" office:value-type="float" office:value="0" calcext:value-type="float">
            <text:p>0</text:p>
          </table:table-cell>
          <table:table-cell table:style-name="ce2" table:formula="of:=[.G10]/[.$F$29]" office:value-type="float" office:value="0" calcext:value-type="float">
            <text:p>0.0000</text:p>
          </table:table-cell>
          <table:table-cell table:style-name="ce2" table:formula="of:=[.F10]/[.$F$29]" office:value-type="float" office:value="0.002" calcext:value-type="float">
            <text:p>0.002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6],[8,5,7],[]] <text:s text:c="3"/>Moves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table:formula="of:=FREQUENCY([.$C$1:.$C$40320]; [.E11])" office:value-type="float" office:value="12" calcext:value-type="float">
            <text:p>12</text:p>
          </table:table-cell>
          <table:table-cell table:style-name="ce1" table:formula="of:=[.F11]-[.F10]" office:value-type="float" office:value="6" calcext:value-type="float">
            <text:p>6</text:p>
          </table:table-cell>
          <table:table-cell table:style-name="ce2" table:formula="of:=[.G11]/[.$F$29]" office:value-type="float" office:value="0.002" calcext:value-type="float">
            <text:p>0.0020</text:p>
          </table:table-cell>
          <table:table-cell table:style-name="ce2" table:formula="of:=[.F11]/[.$F$29]" office:value-type="float" office:value="0.004" calcext:value-type="float">
            <text:p>0.004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6],[8,7,5],[]] <text:s text:c="3"/>Moves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table:formula="of:=FREQUENCY([.$C$1:.$C$40320]; [.E12])" office:value-type="float" office:value="26" calcext:value-type="float">
            <text:p>26</text:p>
          </table:table-cell>
          <table:table-cell table:style-name="ce1" table:formula="of:=[.F12]-[.F11]" office:value-type="float" office:value="14" calcext:value-type="float">
            <text:p>14</text:p>
          </table:table-cell>
          <table:table-cell table:style-name="ce2" table:formula="of:=[.G12]/[.$F$29]" office:value-type="float" office:value="0.00466666666666667" calcext:value-type="float">
            <text:p>0.0047</text:p>
          </table:table-cell>
          <table:table-cell table:style-name="ce2" table:formula="of:=[.F12]/[.$F$29]" office:value-type="float" office:value="0.00866666666666667" calcext:value-type="float">
            <text:p>0.0087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7],[5,6,8],[]] <text:s text:c="3"/>Moves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table:formula="of:=FREQUENCY([.$C$1:.$C$40320]; [.E13])" office:value-type="float" office:value="51" calcext:value-type="float">
            <text:p>51</text:p>
          </table:table-cell>
          <table:table-cell table:style-name="ce1" table:formula="of:=[.F13]-[.F12]" office:value-type="float" office:value="25" calcext:value-type="float">
            <text:p>25</text:p>
          </table:table-cell>
          <table:table-cell table:style-name="ce2" table:formula="of:=[.G13]/[.$F$29]" office:value-type="float" office:value="0.00833333333333333" calcext:value-type="float">
            <text:p>0.0083</text:p>
          </table:table-cell>
          <table:table-cell table:style-name="ce2" table:formula="of:=[.F13]/[.$F$29]" office:value-type="float" office:value="0.017" calcext:value-type="float">
            <text:p>0.017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7],[5,8,6],[]] <text:s text:c="3"/>Moves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table:formula="of:=FREQUENCY([.$C$1:.$C$40320]; [.E14])" office:value-type="float" office:value="94" calcext:value-type="float">
            <text:p>94</text:p>
          </table:table-cell>
          <table:table-cell table:style-name="ce1" table:formula="of:=[.F14]-[.F13]" office:value-type="float" office:value="43" calcext:value-type="float">
            <text:p>43</text:p>
          </table:table-cell>
          <table:table-cell table:style-name="ce2" table:formula="of:=[.G14]/[.$F$29]" office:value-type="float" office:value="0.0143333333333333" calcext:value-type="float">
            <text:p>0.0143</text:p>
          </table:table-cell>
          <table:table-cell table:style-name="ce2" table:formula="of:=[.F14]/[.$F$29]" office:value-type="float" office:value="0.0313333333333333" calcext:value-type="float">
            <text:p>0.031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7],[6,5,8],[]] <text:s text:c="3"/>Move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table:formula="of:=FREQUENCY([.$C$1:.$C$40320]; [.E15])" office:value-type="float" office:value="201" calcext:value-type="float">
            <text:p>201</text:p>
          </table:table-cell>
          <table:table-cell table:style-name="ce1" table:formula="of:=[.F15]-[.F14]" office:value-type="float" office:value="107" calcext:value-type="float">
            <text:p>107</text:p>
          </table:table-cell>
          <table:table-cell table:style-name="ce2" table:formula="of:=[.G15]/[.$F$29]" office:value-type="float" office:value="0.0356666666666667" calcext:value-type="float">
            <text:p>0.0357</text:p>
          </table:table-cell>
          <table:table-cell table:style-name="ce2" table:formula="of:=[.F15]/[.$F$29]" office:value-type="float" office:value="0.067" calcext:value-type="float">
            <text:p>0.067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7],[6,8,5],[]] <text:s text:c="3"/>Move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table:formula="of:=FREQUENCY([.$C$1:.$C$40320]; [.E16])" office:value-type="float" office:value="357" calcext:value-type="float">
            <text:p>357</text:p>
          </table:table-cell>
          <table:table-cell table:style-name="ce1" table:formula="of:=[.F16]-[.F15]" office:value-type="float" office:value="156" calcext:value-type="float">
            <text:p>156</text:p>
          </table:table-cell>
          <table:table-cell table:style-name="ce2" table:formula="of:=[.G16]/[.$F$29]" office:value-type="float" office:value="0.052" calcext:value-type="float">
            <text:p>0.0520</text:p>
          </table:table-cell>
          <table:table-cell table:style-name="ce2" table:formula="of:=[.F16]/[.$F$29]" office:value-type="float" office:value="0.119" calcext:value-type="float">
            <text:p>0.119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7],[8,5,6],[]] <text:s text:c="3"/>Move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table:formula="of:=FREQUENCY([.$C$1:.$C$40320]; [.E17])" office:value-type="float" office:value="591" calcext:value-type="float">
            <text:p>591</text:p>
          </table:table-cell>
          <table:table-cell table:style-name="ce1" table:formula="of:=[.F17]-[.F16]" office:value-type="float" office:value="234" calcext:value-type="float">
            <text:p>234</text:p>
          </table:table-cell>
          <table:table-cell table:style-name="ce2" table:formula="of:=[.G17]/[.$F$29]" office:value-type="float" office:value="0.078" calcext:value-type="float">
            <text:p>0.0780</text:p>
          </table:table-cell>
          <table:table-cell table:style-name="ce2" table:formula="of:=[.F17]/[.$F$29]" office:value-type="float" office:value="0.197" calcext:value-type="float">
            <text:p>0.197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7],[8,6,5],[]] <text:s text:c="3"/>Move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" table:formula="of:=FREQUENCY([.$C$1:.$C$40320]; [.E18])" office:value-type="float" office:value="952" calcext:value-type="float">
            <text:p>952</text:p>
          </table:table-cell>
          <table:table-cell table:style-name="ce1" table:formula="of:=[.F18]-[.F17]" office:value-type="float" office:value="361" calcext:value-type="float">
            <text:p>361</text:p>
          </table:table-cell>
          <table:table-cell table:style-name="ce2" table:formula="of:=[.G18]/[.$F$29]" office:value-type="float" office:value="0.120333333333333" calcext:value-type="float">
            <text:p>0.1203</text:p>
          </table:table-cell>
          <table:table-cell table:style-name="ce2" table:formula="of:=[.F18]/[.$F$29]" office:value-type="float" office:value="0.317333333333333" calcext:value-type="float">
            <text:p>0.317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8],[5,6,7],[]] <text:s text:c="3"/>Moves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table:formula="of:=FREQUENCY([.$C$1:.$C$40320]; [.E19])" office:value-type="float" office:value="1429" calcext:value-type="float">
            <text:p>1429</text:p>
          </table:table-cell>
          <table:table-cell table:style-name="ce1" table:formula="of:=[.F19]-[.F18]" office:value-type="float" office:value="477" calcext:value-type="float">
            <text:p>477</text:p>
          </table:table-cell>
          <table:table-cell table:style-name="ce2" table:formula="of:=[.G19]/[.$F$29]" office:value-type="float" office:value="0.159" calcext:value-type="float">
            <text:p>0.1590</text:p>
          </table:table-cell>
          <table:table-cell table:style-name="ce2" table:formula="of:=[.F19]/[.$F$29]" office:value-type="float" office:value="0.476333333333333" calcext:value-type="float">
            <text:p>0.476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8],[5,7,6],[]] <text:s text:c="3"/>Moves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table:formula="of:=FREQUENCY([.$C$1:.$C$40320]; [.E20])" office:value-type="float" office:value="1934" calcext:value-type="float">
            <text:p>1934</text:p>
          </table:table-cell>
          <table:table-cell table:style-name="ce1" table:formula="of:=[.F20]-[.F19]" office:value-type="float" office:value="505" calcext:value-type="float">
            <text:p>505</text:p>
          </table:table-cell>
          <table:table-cell table:style-name="ce2" table:formula="of:=[.G20]/[.$F$29]" office:value-type="float" office:value="0.168333333333333" calcext:value-type="float">
            <text:p>0.1683</text:p>
          </table:table-cell>
          <table:table-cell table:style-name="ce2" table:formula="of:=[.F20]/[.$F$29]" office:value-type="float" office:value="0.644666666666667" calcext:value-type="float">
            <text:p>0.6447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8],[6,5,7],[]] <text:s text:c="3"/>Move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" table:formula="of:=FREQUENCY([.$C$1:.$C$40320]; [.E21])" office:value-type="float" office:value="2428" calcext:value-type="float">
            <text:p>2428</text:p>
          </table:table-cell>
          <table:table-cell table:style-name="ce1" table:formula="of:=[.F21]-[.F20]" office:value-type="float" office:value="494" calcext:value-type="float">
            <text:p>494</text:p>
          </table:table-cell>
          <table:table-cell table:style-name="ce2" table:formula="of:=[.G21]/[.$F$29]" office:value-type="float" office:value="0.164666666666667" calcext:value-type="float">
            <text:p>0.1647</text:p>
          </table:table-cell>
          <table:table-cell table:style-name="ce2" table:formula="of:=[.F21]/[.$F$29]" office:value-type="float" office:value="0.809333333333333" calcext:value-type="float">
            <text:p>0.8093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8],[6,7,5],[]] <text:s text:c="3"/>Moves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" table:formula="of:=FREQUENCY([.$C$1:.$C$40320]; [.E22])" office:value-type="float" office:value="2718" calcext:value-type="float">
            <text:p>2718</text:p>
          </table:table-cell>
          <table:table-cell table:style-name="ce1" table:formula="of:=[.F22]-[.F21]" office:value-type="float" office:value="290" calcext:value-type="float">
            <text:p>290</text:p>
          </table:table-cell>
          <table:table-cell table:style-name="ce2" table:formula="of:=[.G22]/[.$F$29]" office:value-type="float" office:value="0.0966666666666667" calcext:value-type="float">
            <text:p>0.0967</text:p>
          </table:table-cell>
          <table:table-cell table:style-name="ce2" table:formula="of:=[.F22]/[.$F$29]" office:value-type="float" office:value="0.906" calcext:value-type="float">
            <text:p>0.906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8],[7,5,6],[]] <text:s text:c="3"/>Move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table:formula="of:=FREQUENCY([.$C$1:.$C$40320]; [.E23])" office:value-type="float" office:value="2891" calcext:value-type="float">
            <text:p>2891</text:p>
          </table:table-cell>
          <table:table-cell table:style-name="ce1" table:formula="of:=[.F23]-[.F22]" office:value-type="float" office:value="173" calcext:value-type="float">
            <text:p>173</text:p>
          </table:table-cell>
          <table:table-cell table:style-name="ce2" table:formula="of:=[.G23]/[.$F$29]" office:value-type="float" office:value="0.0576666666666667" calcext:value-type="float">
            <text:p>0.0577</text:p>
          </table:table-cell>
          <table:table-cell table:style-name="ce2" table:formula="of:=[.F23]/[.$F$29]" office:value-type="float" office:value="0.963666666666667" calcext:value-type="float">
            <text:p>0.9637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8],[7,6,5],[]] <text:s text:c="3"/>Moves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table:formula="of:=FREQUENCY([.$C$1:.$C$40320]; [.E24])" office:value-type="float" office:value="2979" calcext:value-type="float">
            <text:p>2979</text:p>
          </table:table-cell>
          <table:table-cell table:style-name="ce1" table:formula="of:=[.F24]-[.F23]" office:value-type="float" office:value="88" calcext:value-type="float">
            <text:p>88</text:p>
          </table:table-cell>
          <table:table-cell table:style-name="ce2" table:formula="of:=[.G24]/[.$F$29]" office:value-type="float" office:value="0.0293333333333333" calcext:value-type="float">
            <text:p>0.0293</text:p>
          </table:table-cell>
          <table:table-cell table:style-name="ce2" table:formula="of:=[.F24]/[.$F$29]" office:value-type="float" office:value="0.993" calcext:value-type="float">
            <text:p>0.993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4],[6,7,8],[]] <text:s text:c="3"/>Moves</text:p>
          </table:table-cell>
          <table:table-cell office:value-type="float" office:value="9" calcext:value-type="float">
            <text:p>9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table:formula="of:=FREQUENCY([.$C$1:.$C$40320]; [.E25])" office:value-type="float" office:value="3000" calcext:value-type="float">
            <text:p>3000</text:p>
          </table:table-cell>
          <table:table-cell table:style-name="ce1" table:formula="of:=[.F25]-[.F24]" office:value-type="float" office:value="21" calcext:value-type="float">
            <text:p>21</text:p>
          </table:table-cell>
          <table:table-cell table:style-name="ce2" table:formula="of:=[.G25]/[.$F$29]" office:value-type="float" office:value="0.007" calcext:value-type="float">
            <text:p>0.0070</text:p>
          </table:table-cell>
          <table:table-cell table:style-name="ce2" table:formula="of:=[.F25]/[.$F$29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4],[6,8,7],[]] <text:s text:c="3"/>Moves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1" table:formula="of:=FREQUENCY([.$C$1:.$C$40320]; [.E26])" office:value-type="float" office:value="3000" calcext:value-type="float">
            <text:p>3000</text:p>
          </table:table-cell>
          <table:table-cell table:style-name="ce1" table:formula="of:=[.F26]-[.F25]" office:value-type="float" office:value="0" calcext:value-type="float">
            <text:p>0</text:p>
          </table:table-cell>
          <table:table-cell table:style-name="ce2" table:formula="of:=[.G26]/[.$F$29]" office:value-type="float" office:value="0" calcext:value-type="float">
            <text:p>0.0000</text:p>
          </table:table-cell>
          <table:table-cell table:style-name="ce2" table:formula="of:=[.F26]/[.$F$29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4],[7,6,8],[]] <text:s text:c="3"/>Moves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" table:formula="of:=FREQUENCY([.$C$1:.$C$40320]; [.E27])" office:value-type="float" office:value="3000" calcext:value-type="float">
            <text:p>3000</text:p>
          </table:table-cell>
          <table:table-cell table:style-name="ce1" table:formula="of:=[.F27]-[.F26]" office:value-type="float" office:value="0" calcext:value-type="float">
            <text:p>0</text:p>
          </table:table-cell>
          <table:table-cell table:style-name="ce2" table:formula="of:=[.G27]/[.$F$29]" office:value-type="float" office:value="0" calcext:value-type="float">
            <text:p>0.0000</text:p>
          </table:table-cell>
          <table:table-cell table:style-name="ce2" table:formula="of:=[.F27]/[.$F$29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4],[7,8,6],[]] <text:s text:c="3"/>Moves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1" table:formula="of:=FREQUENCY([.$C$1:.$C$40320]; [.E28])" office:value-type="float" office:value="3000" calcext:value-type="float">
            <text:p>3000</text:p>
          </table:table-cell>
          <table:table-cell table:style-name="ce1" table:formula="of:=[.F28]-[.F27]" office:value-type="float" office:value="0" calcext:value-type="float">
            <text:p>0</text:p>
          </table:table-cell>
          <table:table-cell table:style-name="ce2" table:formula="of:=[.G28]/[.$F$29]" office:value-type="float" office:value="0" calcext:value-type="float">
            <text:p>0.0000</text:p>
          </table:table-cell>
          <table:table-cell table:style-name="ce2" table:formula="of:=[.F28]/[.$F$29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4],[8,6,7],[]] <text:s text:c="3"/>Moves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table:formula="of:=FREQUENCY([.$C$1:.$C$40320]; [.E29])" office:value-type="float" office:value="3000" calcext:value-type="float">
            <text:p>3000</text:p>
          </table:table-cell>
          <table:table-cell table:style-name="ce1" table:formula="of:=[.F29]-[.F28]" office:value-type="float" office:value="0" calcext:value-type="float">
            <text:p>0</text:p>
          </table:table-cell>
          <table:table-cell table:style-name="ce2" table:formula="of:=[.G29]/[.$F$29]" office:value-type="float" office:value="0" calcext:value-type="float">
            <text:p>0.0000</text:p>
          </table:table-cell>
          <table:table-cell table:style-name="ce2" table:formula="of:=[.F29]/[.$F$29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4],[8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6],[4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6],[4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6],[7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6],[7,8,4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6],[8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6],[8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7],[4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7],[4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7],[6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7],[6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7],[8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7],[8,6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8],[4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8],[4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8],[6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8],[6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8],[7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8],[7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4],[5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4],[5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4],[7,5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4],[7,8,5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4],[8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4],[8,7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5],[4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5],[4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5],[7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5],[7,8,4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5],[8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5],[8,7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7],[4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7],[4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7],[5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7],[5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7],[8,4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7],[8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8],[4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8],[4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8],[5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8],[5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8],[7,4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8],[7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4],[5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4],[5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4],[6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4],[6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4],[8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4],[8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5],[4,6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5],[4,8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5],[6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5],[6,8,4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5],[8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5],[8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6],[4,5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6],[4,8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6],[5,4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6],[5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6],[8,4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6],[8,5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8],[4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8],[4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8],[5,4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8],[5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8],[6,4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8],[6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4],[5,6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4],[5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4],[6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4],[6,7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4],[7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4],[7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5],[4,6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5],[4,7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5],[6,4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5],[6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5],[7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5],[7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6],[4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6],[4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6],[5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6],[5,7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6],[7,4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6],[7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7],[4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7],[4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7],[5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7],[5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7],[6,4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7],[6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5],[6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5],[6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5],[7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5],[7,8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5],[8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5],[8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6],[5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6],[5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6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6],[7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6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6],[8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7],[5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7],[5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7],[6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7],[6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7],[8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7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8],[5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8],[5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8],[6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8],[6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8],[7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8],[7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3],[6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3],[6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3],[7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3],[7,8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3],[8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3],[8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6],[3,7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6],[3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6],[7,3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6],[7,8,3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6],[8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6],[8,7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7],[3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7],[3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7],[6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7],[6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7],[8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7],[8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8],[3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8],[3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8],[6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8],[6,7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8],[7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8],[7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3],[5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3],[5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3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3],[7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3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3],[8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5],[3,7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5],[3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5],[7,3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5],[7,8,3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5],[8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5],[8,7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7],[3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7],[3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7],[5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7],[5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7],[8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7],[8,5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8],[3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8],[3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8],[5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8],[5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8],[7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8],[7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3],[5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3],[5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3],[6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3],[6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3],[8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3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5],[3,6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5],[3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5],[6,3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5],[6,8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5],[8,3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5],[8,6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6],[3,5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6],[3,8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6],[5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6],[5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6],[8,3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6],[8,5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8],[3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8],[3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8],[5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8],[5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8],[6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8],[6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3],[5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3],[5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3],[6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3],[6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3],[7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3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5],[3,6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5],[3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5],[6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5],[6,7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5],[7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5],[7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6],[3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6],[3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6],[5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6],[5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6],[7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6],[7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7],[3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7],[3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7],[5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7],[5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7],[6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7],[6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4],[6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4],[6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4],[7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4],[7,8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4],[8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4],[8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6],[4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6],[4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6],[7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6],[7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6],[8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6],[8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7],[4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7],[4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7],[6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7],[6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7],[8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7],[8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8],[4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8],[4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8],[6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8],[6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8],[7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8],[7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3],[6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3],[6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3],[7,6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3],[7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3],[8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3],[8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6],[3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6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6],[7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6],[7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6],[8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6],[8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7],[3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7],[3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7],[6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7],[6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7],[8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7],[8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8],[3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8],[3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8],[6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8],[6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8],[7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8],[7,6,3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3],[4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3],[4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3],[7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3],[7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3],[8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3],[8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4],[3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4],[3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4],[7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4],[7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4],[8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4],[8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7],[3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7],[3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7],[4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7],[4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7],[8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7],[8,4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8],[3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8],[3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8],[4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8],[4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8],[7,3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8],[7,4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3],[4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3],[4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3],[6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3],[6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3],[8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3],[8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4],[3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4],[3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4],[6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4],[6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4],[8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4],[8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6],[3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6],[3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6],[4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6],[4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6],[8,3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6],[8,4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8],[3,4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8],[3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8],[4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8],[4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8],[6,3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8],[6,4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3],[4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3],[4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3],[6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3],[6,7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3],[7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3],[7,6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4],[3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4],[3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4],[6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4],[6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4],[7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4],[7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6],[3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6],[3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6],[4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6],[4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6],[7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6],[7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7],[3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7],[3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7],[4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7],[4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7],[6,3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7],[6,4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4],[5,7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4],[5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4],[7,5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4],[7,8,5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4],[8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4],[8,7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5],[4,7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5],[4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5],[7,4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5],[7,8,4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5],[8,4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5],[8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7],[4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7],[4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7],[5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7],[5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7],[8,4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7],[8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8],[4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8],[4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8],[5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8],[5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8],[7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8],[7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3],[5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3],[5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3],[7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3],[7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3],[8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3],[8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5],[3,7,8],[]] <text:s text:c="3"/>Moves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5],[3,8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5],[7,3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5],[7,8,3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5],[8,3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5],[8,7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7],[3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7],[3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7],[5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7],[5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7],[8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7],[8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8],[3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8],[3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8],[5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8],[5,7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8],[7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8],[7,5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3],[4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3],[4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3],[7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3],[7,8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3],[8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3],[8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4],[3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4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4],[7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4],[7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4],[8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4],[8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7],[3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7],[3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7],[4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7],[4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7],[8,3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7],[8,4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8],[3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8],[3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8],[4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8],[4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8],[7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8],[7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3],[4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3],[4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3],[5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3],[5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3],[8,4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3],[8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4],[3,5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4],[3,8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4],[5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4],[5,8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4],[8,3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4],[8,5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5],[3,4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5],[3,8,4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5],[4,3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5],[4,8,3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5],[8,3,4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5],[8,4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8],[3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8],[3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8],[4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8],[4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8],[5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8],[5,4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3],[4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3],[4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3],[5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3],[5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3],[7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3],[7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4],[3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4],[3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4],[5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4],[5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4],[7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4],[7,5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5],[3,4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5],[3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5],[4,3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5],[4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5],[7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5],[7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7],[3,4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7],[3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7],[4,3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7],[4,5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7],[5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7],[5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4],[5,6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4],[5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4],[6,5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4],[6,8,5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4],[8,5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4],[8,6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5],[4,6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5],[4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5],[6,4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5],[6,8,4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5],[8,4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5],[8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6],[4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6],[4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6],[5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6],[5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6],[8,4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6],[8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8],[4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8],[4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8],[5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8],[5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8],[6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8],[6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3],[5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3],[5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3],[6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3],[6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3],[8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3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5],[3,6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5],[3,8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5],[6,3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5],[6,8,3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5],[8,3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5],[8,6,3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6],[3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6],[3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6],[5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6],[5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6],[8,3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6],[8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8],[3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8],[3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8],[5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8],[5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8],[6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8],[6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3],[4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3],[4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3],[6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3],[6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3],[8,4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3],[8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4],[3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4],[3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4],[6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4],[6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4],[8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4],[8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6],[3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6],[3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6],[4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6],[4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6],[8,3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6],[8,4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8],[3,4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8],[3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8],[4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8],[4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8],[6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8],[6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3],[4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3],[4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3],[5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3],[5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3],[8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3],[8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4],[3,5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4],[3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4],[5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4],[5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4],[8,3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4],[8,5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5],[3,4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5],[3,8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5],[4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5],[4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5],[8,3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5],[8,4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8],[3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8],[3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8],[4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8],[4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8],[5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8],[5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3],[4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3],[4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3],[5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3],[5,6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3],[6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3],[6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4],[3,5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4],[3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4],[5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4],[5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4],[6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4],[6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5],[3,4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5],[3,6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5],[4,3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5],[4,6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5],[6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5],[6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6],[3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6],[3,5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6],[4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6],[4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6],[5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6],[5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4],[5,6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4],[5,7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4],[6,5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4],[6,7,5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4],[7,5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4],[7,6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5],[4,6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5],[4,7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5],[6,4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5],[6,7,4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5],[7,4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5],[7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6],[4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6],[4,7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6],[5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6],[5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6],[7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6],[7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7],[4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7],[4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7],[5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7],[5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7],[6,4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7],[6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3],[5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3],[5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3],[6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3],[6,7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3],[7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3],[7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5],[3,6,7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5],[3,7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5],[6,3,7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5],[6,7,3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5],[7,3,6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5],[7,6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6],[3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6],[3,7,5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6],[5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6],[5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6],[7,3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6],[7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7],[3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7],[3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7],[5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7],[5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7],[6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7],[6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3],[4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3],[4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3],[6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3],[6,7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3],[7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3],[7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4],[3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4],[3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4],[6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4],[6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4],[7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4],[7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6],[3,4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6],[3,7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6],[4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6],[4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6],[7,3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6],[7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7],[3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7],[3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7],[4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7],[4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7],[6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7],[6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3],[4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3],[4,7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3],[5,4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3],[5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3],[7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3],[7,5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4],[3,5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4],[3,7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4],[5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4],[5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4],[7,3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4],[7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5],[3,4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5],[3,7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5],[4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5],[4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5],[7,3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5],[7,4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7],[3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7],[3,5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7],[4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7],[4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7],[5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7],[5,4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3],[4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3],[4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3],[5,4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3],[5,6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3],[6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3],[6,5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4],[3,5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4],[3,6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4],[5,3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4],[5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4],[6,3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4],[6,5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5],[3,4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5],[3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5],[4,3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5],[4,6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5],[6,3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5],[6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6],[3,4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6],[3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6],[4,3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6],[4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6],[5,3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6],[5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5],[6,7,8],[]] <text:s text:c="3"/>Moves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5],[6,8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5],[7,6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5],[7,8,6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5],[8,6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5],[8,7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6],[5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6],[5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6],[7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6],[7,8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6],[8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6],[8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7],[5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7],[5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7],[6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7],[6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7],[8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7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8],[5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8],[5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8],[6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8],[6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8],[7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8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4],[6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4],[6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4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4],[7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4],[8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4],[8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6],[4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6],[4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6],[7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6],[7,8,4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6],[8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6],[8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7],[4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7],[4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7],[6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7],[6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7],[8,4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7],[8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8],[4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8],[4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8],[6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8],[6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8],[7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8],[7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4],[5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4],[5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4],[7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4],[7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4],[8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4],[8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5],[4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5],[4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5],[7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5],[7,8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5],[8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5],[8,7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7],[4,5,8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7],[4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7],[5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7],[5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7],[8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7],[8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8],[4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8],[4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8],[5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8],[5,7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8],[7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8],[7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4],[5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4],[5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4],[6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4],[6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4],[8,5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4],[8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5],[4,6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5],[4,8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5],[6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5],[6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5],[8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5],[8,6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6],[4,5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6],[4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6],[5,4,8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6],[5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6],[8,4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6],[8,5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8],[4,5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8],[4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8],[5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8],[5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8],[6,4,5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8],[6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4],[5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4],[5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4],[6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4],[6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4],[7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4],[7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5],[4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5],[4,7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5],[6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5],[6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5],[7,4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5],[7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6],[4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6],[4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6],[5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6],[5,7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6],[7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6],[7,5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7],[4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7],[4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7],[5,4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7],[5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7],[6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7],[6,5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5],[6,7,8],[]] <text:s text:c="3"/>Moves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5],[6,8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5],[7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5],[7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5],[8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5],[8,7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6],[5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6],[5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6],[7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6],[7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6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6],[8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7],[5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7],[5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7],[6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7],[6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7],[8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7],[8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8],[5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8],[5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8],[6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8],[6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8],[7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8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2],[6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2],[6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2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2],[7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2],[8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2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6],[2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6],[2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6],[7,2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6],[7,8,2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6],[8,2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6],[8,7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7],[2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7],[2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7],[6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7],[6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7],[8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7],[8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8],[2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8],[2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8],[6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8],[6,7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8],[7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8],[7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2],[5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2],[5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2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2],[7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2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2],[8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5],[2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5],[2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5],[7,2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5],[7,8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5],[8,2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5],[8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7],[2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7],[2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7],[5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7],[5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7],[8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7],[8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8],[2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8],[2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8],[5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8],[5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8],[7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8],[7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2],[5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2],[5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2],[6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2],[6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2],[8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2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5],[2,6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5],[2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5],[6,2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5],[6,8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5],[8,2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5],[8,6,2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6],[2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6],[2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6],[5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6],[5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6],[8,2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6],[8,5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8],[2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8],[2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8],[5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8],[5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8],[6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8],[6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2],[5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2],[5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2],[6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2],[6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2],[7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2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5],[2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5],[2,7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5],[6,2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5],[6,7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5],[7,2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5],[7,6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6],[2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6],[2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6],[5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6],[5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6],[7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6],[7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7],[2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7],[2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7],[5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7],[5,6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7],[6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7],[6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4],[6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4],[6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4],[7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4],[7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4],[8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4],[8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6],[4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6],[4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6],[7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6],[7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6],[8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6],[8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7],[4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7],[4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7],[6,4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7],[6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7],[8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7],[8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8],[4,6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8],[4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8],[6,4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8],[6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8],[7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8],[7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2],[6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2],[6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2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2],[7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2],[8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2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6],[2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6],[2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6],[7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6],[7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6],[8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6],[8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7],[2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7],[2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7],[6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7],[6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7],[8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7],[8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8],[2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8],[2,7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8],[6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8],[6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8],[7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8],[7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2],[4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2],[4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2],[7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2],[7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2],[8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2],[8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4],[2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4],[2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4],[7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4],[7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4],[8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4],[8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7],[2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7],[2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7],[4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7],[4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7],[8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7],[8,4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8],[2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8],[2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8],[4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8],[4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8],[7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8],[7,4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2],[4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2],[4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2],[6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2],[6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2],[8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2],[8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4],[2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4],[2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4],[6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4],[6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4],[8,2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4],[8,6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6],[2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6],[2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6],[4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6],[4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6],[8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6],[8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8],[2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8],[2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8],[4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8],[4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8],[6,2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8],[6,4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2],[4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2],[4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2],[6,4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2],[6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2],[7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2],[7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4],[2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4],[2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4],[6,2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4],[6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4],[7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4],[7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6],[2,4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6],[2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6],[4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6],[4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6],[7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6],[7,4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7],[2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7],[2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7],[4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7],[4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7],[6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7],[6,4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4],[5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4],[5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4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4],[7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4],[8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4],[8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5],[4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5],[4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5],[7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5],[7,8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5],[8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5],[8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7],[4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7],[4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7],[5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7],[5,8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7],[8,4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7],[8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8],[4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8],[4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8],[5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8],[5,7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8],[7,4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8],[7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2],[5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2],[5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2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2],[7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2],[8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2],[8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5],[2,7,8],[]] <text:s text:c="3"/>Moves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5],[2,8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5],[7,2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5],[7,8,2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5],[8,2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5],[8,7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7],[2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7],[2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7],[5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7],[5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7],[8,2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7],[8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8],[2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8],[2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8],[5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8],[5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8],[7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8],[7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2],[4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2],[4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2],[7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2],[7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2],[8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2],[8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4],[2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4],[2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4],[7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4],[7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4],[8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4],[8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7],[2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7],[2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7],[4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7],[4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7],[8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7],[8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8],[2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8],[2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8],[4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8],[4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8],[7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8],[7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2],[4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2],[4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2],[5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2],[5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2],[8,4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2],[8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4],[2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4],[2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4],[5,2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4],[5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4],[8,2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4],[8,5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5],[2,4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5],[2,8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5],[4,2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5],[4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5],[8,2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5],[8,4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8],[2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8],[2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8],[4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8],[4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8],[5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8],[5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2],[4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2],[4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2],[5,4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2],[5,7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2],[7,4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2],[7,5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4],[2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4],[2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4],[5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4],[5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4],[7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4],[7,5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5],[2,4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5],[2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5],[4,2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5],[4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5],[7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5],[7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7],[2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7],[2,5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7],[4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7],[4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7],[5,2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7],[5,4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4],[5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4],[5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4],[6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4],[6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4],[8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4],[8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5],[4,6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5],[4,8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5],[6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5],[6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5],[8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5],[8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6],[4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6],[4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6],[5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6],[5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6],[8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6],[8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8],[4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8],[4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8],[5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8],[5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8],[6,4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8],[6,5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2],[5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2],[5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2],[6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2],[6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2],[8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2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5],[2,6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5],[2,8,6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5],[6,2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5],[6,8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5],[8,2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5],[8,6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6],[2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6],[2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6],[5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6],[5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6],[8,2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6],[8,5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8],[2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8],[2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8],[5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8],[5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8],[6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8],[6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2],[4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2],[4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2],[6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2],[6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2],[8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2],[8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4],[2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4],[2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4],[6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4],[6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4],[8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4],[8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6],[2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6],[2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6],[4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6],[4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6],[8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6],[8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8],[2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8],[2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8],[4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8],[4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8],[6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8],[6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2],[4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2],[4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2],[5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2],[5,8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2],[8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2],[8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4],[2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4],[2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4],[5,2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4],[5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4],[8,2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4],[8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5],[2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5],[2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5],[4,2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5],[4,8,2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5],[8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5],[8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8],[2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8],[2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8],[4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8],[4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8],[5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8],[5,4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2],[4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2],[4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2],[5,4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2],[5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2],[6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2],[6,5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4],[2,5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4],[2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4],[5,2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4],[5,6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4],[6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4],[6,5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5],[2,4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5],[2,6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5],[4,2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5],[4,6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5],[6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5],[6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6],[2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6],[2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6],[4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6],[4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6],[5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6],[5,4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4],[5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4],[5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4],[6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4],[6,7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4],[7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4],[7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5],[4,6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5],[4,7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5],[6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5],[6,7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5],[7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5],[7,6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6],[4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6],[4,7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6],[5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6],[5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6],[7,4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6],[7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7],[4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7],[4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7],[5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7],[5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7],[6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7],[6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2],[5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2],[5,7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2],[6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2],[6,7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2],[7,5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2],[7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5],[2,6,7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5],[2,7,6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5],[6,2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5],[6,7,2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5],[7,2,6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5],[7,6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6],[2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6],[2,7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6],[5,2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6],[5,7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6],[7,2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6],[7,5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7],[2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7],[2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7],[5,2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7],[5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7],[6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7],[6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2],[4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2],[4,7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2],[6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2],[6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2],[7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2],[7,6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4],[2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4],[2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4],[6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4],[6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4],[7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4],[7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6],[2,4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6],[2,7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6],[4,2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6],[4,7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6],[7,2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6],[7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7],[2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7],[2,6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7],[4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7],[4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7],[6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7],[6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2],[4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2],[4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2],[5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2],[5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2],[7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2],[7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4],[2,5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4],[2,7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4],[5,2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4],[5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4],[7,2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4],[7,5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5],[2,4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5],[2,7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5],[4,2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5],[4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5],[7,2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5],[7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7],[2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7],[2,5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7],[4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7],[4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7],[5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7],[5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2],[4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2],[4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2],[5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2],[5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2],[6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2],[6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4],[2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4],[2,6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4],[5,2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4],[5,6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4],[6,2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4],[6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5],[2,4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5],[2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5],[4,2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5],[4,6,2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5],[6,2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5],[6,4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6],[2,4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6],[2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6],[4,2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6],[4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6],[5,2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6],[5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5],[6,7,8],[]] <text:s text:c="3"/>Moves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5],[6,8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5],[7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5],[7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5],[8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5],[8,7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6],[5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6],[5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6],[7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6],[7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6],[8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6],[8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7],[5,6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7],[5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7],[6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7],[6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7],[8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7],[8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8],[5,6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8],[5,7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8],[6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8],[6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8],[7,5,6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8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3],[6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3],[6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3],[7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3],[7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3],[8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3],[8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6],[3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6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6],[7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6],[7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6],[8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6],[8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7],[3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7],[3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7],[6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7],[6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7],[8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7],[8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8],[3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8],[3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8],[6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8],[6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8],[7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8],[7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3],[5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3],[5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3],[7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3],[7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3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3],[8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5],[3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5],[3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5],[7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5],[7,8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5],[8,3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5],[8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7],[3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7],[3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7],[5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7],[5,8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7],[8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7],[8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8],[3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8],[3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8],[5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8],[5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8],[7,3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8],[7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3],[5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3],[5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3],[6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3],[6,8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3],[8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3],[8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5],[3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5],[3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5],[6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5],[6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5],[8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5],[8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6],[3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6],[3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6],[5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6],[5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6],[8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6],[8,5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8],[3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8],[3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8],[5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8],[5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8],[6,3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8],[6,5,3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3],[5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3],[5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3],[6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3],[6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3],[7,5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3],[7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5],[3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5],[3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5],[6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5],[6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5],[7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5],[7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6],[3,5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6],[3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6],[5,3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6],[5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6],[7,3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6],[7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7],[3,5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7],[3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7],[5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7],[5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7],[6,3,5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7],[6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5],[6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5],[6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5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5],[7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5],[8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5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6],[5,7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6],[5,8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6],[7,5,8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6],[7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6],[8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6],[8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7],[5,6,8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7],[5,8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7],[6,5,8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7],[6,8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7],[8,5,6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7],[8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8],[5,6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8],[5,7,6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8],[6,5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8],[6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8],[7,5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8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2],[6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2],[6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2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2],[7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2],[8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2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6],[2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6],[2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6],[7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6],[7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6],[8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6],[8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7],[2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7],[2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7],[6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7],[6,8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7],[8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7],[8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8],[2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8],[2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8],[6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8],[6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8],[7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8],[7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2],[5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2],[5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2],[7,5,8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2],[7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2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2],[8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5],[2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5],[2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5],[7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5],[7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5],[8,2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5],[8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7],[2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7],[2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7],[5,2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7],[5,8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7],[8,2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7],[8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8],[2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8],[2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8],[5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8],[5,7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8],[7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8],[7,5,2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2],[5,6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2],[5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2],[6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2],[6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2],[8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2],[8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5],[2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5],[2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5],[6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5],[6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5],[8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5],[8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6],[2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6],[2,8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6],[5,2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6],[5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6],[8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6],[8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8],[2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8],[2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8],[5,2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8],[5,6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8],[6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8],[6,5,2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2],[5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2],[5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2],[6,5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2],[6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2],[7,5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2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5],[2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5],[2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5],[6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5],[6,7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5],[7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5],[7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6],[2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6],[2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6],[5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6],[5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6],[7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6],[7,5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7],[2,5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7],[2,6,5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7],[5,2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7],[5,6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7],[6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7],[6,5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3],[6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3],[6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3],[7,6,8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3],[7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3],[8,6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3],[8,7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6],[3,7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6],[3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6],[7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6],[7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6],[8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6],[8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7],[3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7],[3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7],[6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7],[6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7],[8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7],[8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8],[3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8],[3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8],[6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8],[6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8],[7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8],[7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2],[6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2],[6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2],[7,6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2],[7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2],[8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2],[8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6],[2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6],[2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6],[7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6],[7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6],[8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6],[8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7],[2,6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7],[2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7],[6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7],[6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7],[8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7],[8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8],[2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8],[2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8],[6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8],[6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8],[7,2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8],[7,6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2],[3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2],[3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2],[7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2],[7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2],[8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2],[8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3],[2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3],[2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3],[7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3],[7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3],[8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3],[8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7],[2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7],[2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7],[3,2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7],[3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7],[8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7],[8,3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8],[2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8],[2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8],[3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8],[3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8],[7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8],[7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2],[3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2],[3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2],[6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2],[6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2],[8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2],[8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3],[2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3],[2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3],[6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3],[6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3],[8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3],[8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6],[2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6],[2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6],[3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6],[3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6],[8,2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6],[8,3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8],[2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8],[2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8],[3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8],[3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8],[6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8],[6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2],[3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2],[3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2],[6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2],[6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2],[7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2],[7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3],[2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3],[2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3],[6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3],[6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3],[7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3],[7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6],[2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6],[2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6],[3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6],[3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6],[7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6],[7,3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7],[2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7],[2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7],[3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7],[3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7],[6,2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7],[6,3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3],[5,7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3],[5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3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3],[7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3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3],[8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5],[3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5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5],[7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5],[7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5],[8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5],[8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7],[3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7],[3,8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7],[5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7],[5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7],[8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7],[8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8],[3,5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8],[3,7,5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8],[5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8],[5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8],[7,3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8],[7,5,3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2],[5,7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2],[5,8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2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2],[7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2],[8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2],[8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5],[2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5],[2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5],[7,2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5],[7,8,2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5],[8,2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5],[8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7],[2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7],[2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7],[5,2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7],[5,8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7],[8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7],[8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8],[2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8],[2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8],[5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8],[5,7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8],[7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8],[7,5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2],[3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2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2],[7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2],[7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2],[8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2],[8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3],[2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3],[2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3],[7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3],[7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3],[8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3],[8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7],[2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7],[2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7],[3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7],[3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7],[8,2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7],[8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8],[2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8],[2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8],[3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8],[3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8],[7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8],[7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2],[3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2],[3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2],[5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2],[5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2],[8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2],[8,5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3],[2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3],[2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3],[5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3],[5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3],[8,2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3],[8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5],[2,3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5],[2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5],[3,2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5],[3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5],[8,2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5],[8,3,2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8],[2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8],[2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8],[3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8],[3,5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8],[5,2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8],[5,3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2],[3,5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2],[3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2],[5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2],[5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2],[7,3,5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2],[7,5,3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3],[2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3],[2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3],[5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3],[5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3],[7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3],[7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5],[2,3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5],[2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5],[3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5],[3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5],[7,2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5],[7,3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7],[2,3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7],[2,5,3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7],[3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7],[3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7],[5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7],[5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3],[5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3],[5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3],[6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3],[6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3],[8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3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5],[3,6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5],[3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5],[6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5],[6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5],[8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5],[8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6],[3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6],[3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6],[5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6],[5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6],[8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6],[8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8],[3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8],[3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8],[5,3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8],[5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8],[6,3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8],[6,5,3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2],[5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2],[5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2],[6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2],[6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2],[8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2],[8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5],[2,6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5],[2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5],[6,2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5],[6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5],[8,2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5],[8,6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6],[2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6],[2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6],[5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6],[5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6],[8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6],[8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8],[2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8],[2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8],[5,2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8],[5,6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8],[6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8],[6,5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2],[3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2],[3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2],[6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2],[6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2],[8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2],[8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3],[2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3],[2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3],[6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3],[6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3],[8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3],[8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6],[2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6],[2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6],[3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6],[3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6],[8,2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6],[8,3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8],[2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8],[2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8],[3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8],[3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8],[6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8],[6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2],[3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2],[3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2],[5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2],[5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2],[8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2],[8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3],[2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3],[2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3],[5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3],[5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3],[8,2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3],[8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5],[2,3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5],[2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5],[3,2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5],[3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5],[8,2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5],[8,3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8],[2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8],[2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8],[3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8],[3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8],[5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8],[5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2],[3,5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2],[3,6,5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2],[5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2],[5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2],[6,3,5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2],[6,5,3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3],[2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3],[2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3],[5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3],[5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3],[6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3],[6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5],[2,3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5],[2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5],[3,2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5],[3,6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5],[6,2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5],[6,3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6],[2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6],[2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6],[3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6],[3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6],[5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6],[5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3],[5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3],[5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3],[6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3],[6,7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3],[7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3],[7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5],[3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5],[3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5],[6,3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5],[6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5],[7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5],[7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6],[3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6],[3,7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6],[5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6],[5,7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6],[7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6],[7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7],[3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7],[3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7],[5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7],[5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7],[6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7],[6,5,3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2],[5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2],[5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2],[6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2],[6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2],[7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2],[7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5],[2,6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5],[2,7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5],[6,2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5],[6,7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5],[7,2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5],[7,6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6],[2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6],[2,7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6],[5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6],[5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6],[7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6],[7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7],[2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7],[2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7],[5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7],[5,6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7],[6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7],[6,5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2],[3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2],[3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2],[6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2],[6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2],[7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2],[7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3],[2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3],[2,7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3],[6,2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3],[6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3],[7,2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3],[7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6],[2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6],[2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6],[3,2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6],[3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6],[7,2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6],[7,3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7],[2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7],[2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7],[3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7],[3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7],[6,2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7],[6,3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2],[3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2],[3,7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2],[5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2],[5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2],[7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2],[7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3],[2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3],[2,7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3],[5,2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3],[5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3],[7,2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3],[7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5],[2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5],[2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5],[3,2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5],[3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5],[7,2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5],[7,3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7],[2,3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7],[2,5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7],[3,2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7],[3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7],[5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7],[5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2],[3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2],[3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2],[5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2],[5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2],[6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2],[6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3],[2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3],[2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3],[5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3],[5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3],[6,2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3],[6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5],[2,3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5],[2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5],[3,2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5],[3,6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5],[6,2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5],[6,3,2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6],[2,3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6],[2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6],[3,2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6],[3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6],[5,2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6],[5,3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4],[6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4],[6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4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4],[7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4],[8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4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6],[4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6],[4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6],[7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6],[7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6],[8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6],[8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7],[4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7],[4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7],[6,4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7],[6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7],[8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7],[8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8],[4,6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8],[4,7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8],[6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8],[6,7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8],[7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8],[7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3],[6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3],[6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3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3],[7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3],[8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3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6],[3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6],[3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6],[7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6],[7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6],[8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6],[8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7],[3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7],[3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7],[6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7],[6,8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7],[8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7],[8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8],[3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8],[3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8],[6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8],[6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8],[7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8],[7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3],[4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3],[4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3],[7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3],[7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3],[8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3],[8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4],[3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4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4],[7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4],[7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4],[8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4],[8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7],[3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7],[3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7],[4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7],[4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7],[8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7],[8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8],[3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8],[3,7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8],[4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8],[4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8],[7,3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8],[7,4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3],[4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3],[4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3],[6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3],[6,8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3],[8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3],[8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4],[3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4],[3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4],[6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4],[6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4],[8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4],[8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6],[3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6],[3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6],[4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6],[4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6],[8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6],[8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8],[3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8],[3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8],[4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8],[4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8],[6,3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8],[6,4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3],[4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3],[4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3],[6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3],[6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3],[7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3],[7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4],[3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4],[3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4],[6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4],[6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4],[7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4],[7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6],[3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6],[3,7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6],[4,3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6],[4,7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6],[7,3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6],[7,4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7],[3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7],[3,6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7],[4,3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7],[4,6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7],[6,3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7],[6,4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4],[6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4],[6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4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4],[7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4],[8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4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6],[4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6],[4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6],[7,4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6],[7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6],[8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6],[8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7],[4,6,8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7],[4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7],[6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7],[6,8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7],[8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7],[8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8],[4,6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8],[4,7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8],[6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8],[6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8],[7,4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8],[7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2],[6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2],[6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2],[7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2],[7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2],[8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2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6],[2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6],[2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6],[7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6],[7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6],[8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6],[8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7],[2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7],[2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7],[6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7],[6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7],[8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7],[8,6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8],[2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8],[2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8],[6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8],[6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8],[7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8],[7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2],[4,7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2],[4,8,7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2],[7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2],[7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2],[8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2],[8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4],[2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4],[2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4],[7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4],[7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4],[8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4],[8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7],[2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7],[2,8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7],[4,2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7],[4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7],[8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7],[8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8],[2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8],[2,7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8],[4,2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8],[4,7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8],[7,2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8],[7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2],[4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2],[4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2],[6,4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2],[6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2],[8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2],[8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4],[2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4],[2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4],[6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4],[6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4],[8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4],[8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6],[2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6],[2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6],[4,2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6],[4,8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6],[8,2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6],[8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8],[2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8],[2,6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8],[4,2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8],[4,6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8],[6,2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8],[6,4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2],[4,6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2],[4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2],[6,4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2],[6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2],[7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2],[7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4],[2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4],[2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4],[6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4],[6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4],[7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4],[7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6],[2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6],[2,7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6],[4,2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6],[4,7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6],[7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6],[7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7],[2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7],[2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7],[4,2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7],[4,6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7],[6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7],[6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3],[6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3],[6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3],[7,6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3],[7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3],[8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3],[8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6],[3,7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6],[3,8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6],[7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6],[7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6],[8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6],[8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7],[3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7],[3,8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7],[6,3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7],[6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7],[8,3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7],[8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8],[3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8],[3,7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8],[6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8],[6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8],[7,3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8],[7,6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2],[6,7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2],[6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2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2],[7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2],[8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2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6],[2,7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6],[2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6],[7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6],[7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6],[8,2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6],[8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7],[2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7],[2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7],[6,2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7],[6,8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7],[8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7],[8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8],[2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8],[2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8],[6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8],[6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8],[7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8],[7,6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2],[3,7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2],[3,8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2],[7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2],[7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2],[8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2],[8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3],[2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3],[2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3],[7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3],[7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3],[8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3],[8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7],[2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7],[2,8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7],[3,2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7],[3,8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7],[8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7],[8,3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8],[2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8],[2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8],[3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8],[3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8],[7,2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8],[7,3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2],[3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2],[3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2],[6,3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2],[6,8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2],[8,3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2],[8,6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3],[2,6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3],[2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3],[6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3],[6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3],[8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3],[8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6],[2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6],[2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6],[3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6],[3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6],[8,2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6],[8,3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8],[2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8],[2,6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8],[3,2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8],[3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8],[6,2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8],[6,3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2],[3,6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2],[3,7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2],[6,3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2],[6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2],[7,3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2],[7,6,3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3],[2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3],[2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3],[6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3],[6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3],[7,2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3],[7,6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6],[2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6],[2,7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6],[3,2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6],[3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6],[7,2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6],[7,3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7],[2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7],[2,6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7],[3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7],[3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7],[6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7],[6,3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3],[4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3],[4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3],[7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3],[7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3],[8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3],[8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4],[3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4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4],[7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4],[7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4],[8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4],[8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7],[3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7],[3,8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7],[4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7],[4,8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7],[8,3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7],[8,4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8],[3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8],[3,7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8],[4,3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8],[4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8],[7,3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8],[7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2],[4,7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2],[4,8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2],[7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2],[7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2],[8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2],[8,7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4],[2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4],[2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4],[7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4],[7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4],[8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4],[8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7],[2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7],[2,8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7],[4,2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7],[4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7],[8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7],[8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8],[2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8],[2,7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8],[4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8],[4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8],[7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8],[7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2],[3,7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2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2],[7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2],[7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2],[8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2],[8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3],[2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3],[2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3],[7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3],[7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3],[8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3],[8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7],[2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7],[2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7],[3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7],[3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7],[8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7],[8,3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8],[2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8],[2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8],[3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8],[3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8],[7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8],[7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2],[3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2],[3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2],[4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2],[4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2],[8,3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2],[8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3],[2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3],[2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3],[4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3],[4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3],[8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3],[8,4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4],[2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4],[2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4],[3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4],[3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4],[8,2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4],[8,3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8],[2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8],[2,4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8],[3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8],[3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8],[4,2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8],[4,3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2],[3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2],[3,7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2],[4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2],[4,7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2],[7,3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2],[7,4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3],[2,4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3],[2,7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3],[4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3],[4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3],[7,2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3],[7,4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4],[2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4],[2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4],[3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4],[3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4],[7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4],[7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7],[2,3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7],[2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7],[3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7],[3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7],[4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7],[4,3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3],[4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3],[4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3],[6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3],[6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3],[8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3],[8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4],[3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4],[3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4],[6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4],[6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4],[8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4],[8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6],[3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6],[3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6],[4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6],[4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6],[8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6],[8,4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8],[3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8],[3,6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8],[4,3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8],[4,6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8],[6,3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8],[6,4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2],[4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2],[4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2],[6,4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2],[6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2],[8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2],[8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4],[2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4],[2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4],[6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4],[6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4],[8,2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4],[8,6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6],[2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6],[2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6],[4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6],[4,8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6],[8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6],[8,4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8],[2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8],[2,6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8],[4,2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8],[4,6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8],[6,2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8],[6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2],[3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2],[3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2],[6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2],[6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2],[8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2],[8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3],[2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3],[2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3],[6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3],[6,8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3],[8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3],[8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6],[2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6],[2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6],[3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6],[3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6],[8,2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6],[8,3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8],[2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8],[2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8],[3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8],[3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8],[6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8],[6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2],[3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2],[3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2],[4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2],[4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2],[8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2],[8,4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3],[2,4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3],[2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3],[4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3],[4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3],[8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3],[8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4],[2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4],[2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4],[3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4],[3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4],[8,2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4],[8,3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8],[2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8],[2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8],[3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8],[3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8],[4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8],[4,3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2],[3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2],[3,6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2],[4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2],[4,6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2],[6,3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2],[6,4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3],[2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3],[2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3],[4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3],[4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3],[6,2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3],[6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4],[2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4],[2,6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4],[3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4],[3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4],[6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4],[6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6],[2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6],[2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6],[3,2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6],[3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6],[4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6],[4,3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3],[4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3],[4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3],[6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3],[6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3],[7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3],[7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4],[3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4],[3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4],[6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4],[6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4],[7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4],[7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6],[3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6],[3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6],[4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6],[4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6],[7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6],[7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7],[3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7],[3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7],[4,3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7],[4,6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7],[6,3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7],[6,4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2],[4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2],[4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2],[6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2],[6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2],[7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2],[7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4],[2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4],[2,7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4],[6,2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4],[6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4],[7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4],[7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6],[2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6],[2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6],[4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6],[4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6],[7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6],[7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7],[2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7],[2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7],[4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7],[4,6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7],[6,2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7],[6,4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2],[3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2],[3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2],[6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2],[6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2],[7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2],[7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3],[2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3],[2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3],[6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3],[6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3],[7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3],[7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6],[2,3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6],[2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6],[3,2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6],[3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6],[7,2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6],[7,3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7],[2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7],[2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7],[3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7],[3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7],[6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7],[6,3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2],[3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2],[3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2],[4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2],[4,7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2],[7,3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2],[7,4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3],[2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3],[2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3],[4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3],[4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3],[7,2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3],[7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4],[2,3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4],[2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4],[3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4],[3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4],[7,2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4],[7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7],[2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7],[2,4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7],[3,2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7],[3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7],[4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7],[4,3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2],[3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2],[3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2],[4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2],[4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2],[6,3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2],[6,4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3],[2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3],[2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3],[4,2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3],[4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3],[6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3],[6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4],[2,3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4],[2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4],[3,2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4],[3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4],[6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4],[6,3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6],[2,3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6],[2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6],[3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6],[3,4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6],[4,2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6],[4,3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4],[5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4],[5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4],[7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4],[7,8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4],[8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4],[8,7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5],[4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5],[4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5],[7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5],[7,8,4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5],[8,4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5],[8,7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7],[4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7],[4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7],[5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7],[5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7],[8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7],[8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8],[4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8],[4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8],[5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8],[5,7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8],[7,4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8],[7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3],[5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3],[5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3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3],[7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3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3],[8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5],[3,7,8],[]] <text:s text:c="3"/>Moves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5],[3,8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5],[7,3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5],[7,8,3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5],[8,3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5],[8,7,3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7],[3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7],[3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7],[5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7],[5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7],[8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7],[8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8],[3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8],[3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8],[5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8],[5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8],[7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8],[7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3],[4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3],[4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3],[7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3],[7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3],[8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3],[8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4],[3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4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4],[7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4],[7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4],[8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4],[8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7],[3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7],[3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7],[4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7],[4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7],[8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7],[8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8],[3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8],[3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8],[4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8],[4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8],[7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8],[7,4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3],[4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3],[4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3],[5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3],[5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3],[8,4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3],[8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4],[3,5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4],[3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4],[5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4],[5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4],[8,3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4],[8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5],[3,4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5],[3,8,4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5],[4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5],[4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5],[8,3,4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5],[8,4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8],[3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8],[3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8],[4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8],[4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8],[5,3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8],[5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3],[4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3],[4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3],[5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3],[5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3],[7,4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3],[7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4],[3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4],[3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4],[5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4],[5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4],[7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4],[7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5],[3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5],[3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5],[4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5],[4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5],[7,3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5],[7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7],[3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7],[3,5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7],[4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7],[4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7],[5,3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7],[5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 table:number-rows-repeated="104557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2">00/00/0000</text:date>, <text:time style:data-style-name="N2" text:time-value="05:44:45.5341997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3.2.0$Linux_X86_64 LibreOffice_project/30$Build-2</meta:generator>
    <dc:date>2019-11-12T05:46:46.092956513</dc:date>
    <meta:editing-duration>PT21M34S</meta:editing-duration>
    <meta:editing-cycles>8</meta:editing-cycles>
    <meta:document-statistic meta:table-count="1" meta:cell-count="9135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interval-major="0.2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11.624cm" xlink:href=".." xlink:type="simple" chart:class="chart:line" chart:style-name="ch1">
        <chart:title svg:x="2.848cm" svg:y="0.368cm" chart:style-name="ch2">
          <text:p>Number of Moves for Full Inglenook Sidings Puzzle</text:p>
        </chart:title>
        <chart:plot-area chart:style-name="ch3" table:cell-range-address="solutions.E4:solutions.E29 solutions.I3:solutions.I29" chart:data-source-has-labels="both" svg:x="1.33cm" svg:y="1.379cm" svg:width="14.347cm" svg:height="9.032cm">
          <chartooo:coordinate-region svg:x="2.242cm" svg:y="1.578cm" svg:width="13.248cm" svg:height="8.186cm"/>
          <chart:axis chart:dimension="x" chart:name="primary-x" chart:style-name="ch4" chartooo:axis-type="auto">
            <chartooo:date-scale/>
            <chart:title svg:x="7.969cm" svg:y="10.643cm" chart:style-name="ch5">
              <text:p>Moves</text:p>
            </chart:title>
            <chart:categories table:cell-range-address="solutions.E4:solutions.E29"/>
          </chart:axis>
          <chart:axis chart:dimension="y" chart:name="primary-y" chart:style-name="ch6">
            <chart:title svg:x="0.451cm" svg:y="7.579cm" chart:style-name="ch7">
              <text:p>Cumulative Frequency</text:p>
            </chart:title>
            <chart:grid chart:style-name="ch8" chart:class="major"/>
          </chart:axis>
          <chart:series chart:style-name="ch9" chart:values-cell-range-address="solutions.I4:solutions.I29" chart:label-cell-address="solutions.I3:solutions.I3" chart:class="chart:line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 Freq</text:p>
                <draw:g>
                  <svg:desc>solutions.I3:solutions.I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olutions.E4:solutions.E29</svg:desc>
                </draw:g>
              </table:table-cell>
              <table:table-cell office:value-type="float" office:value="0.000333333333333333">
                <text:p>0.000333333333333333</text:p>
                <draw:g>
                  <svg:desc>solutions.I4:solutions.I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0333333333333333">
                <text:p>0.0003333333333333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333333333333333">
                <text:p>0.000333333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333333333333333">
                <text:p>0.0003333333333333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333333333333333">
                <text:p>0.000333333333333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866666666666667">
                <text:p>0.0086666666666666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13333333333333">
                <text:p>0.03133333333333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17333333333333">
                <text:p>0.317333333333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76333333333333">
                <text:p>0.47633333333333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44666666666667">
                <text:p>0.64466666666666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809333333333333">
                <text:p>0.80933333333333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63666666666667">
                <text:p>0.9636666666666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93">
                <text:p>0.99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olutions.E4:solutions.E29 solutions.H4:solutions.H29" chart:data-source-has-labels="column" svg:x="0.32cm" svg:y="0.18cm" svg:width="15.36cm" svg:height="8.64cm">
          <chartooo:coordinate-region svg:x="1.232cm" svg:y="0.379cm" svg:width="14.448cm" svg:height="7.794cm"/>
          <chart:axis chart:dimension="x" chart:name="primary-x" chart:style-name="ch3" chartooo:axis-type="auto">
            <chartooo:date-scale/>
            <chart:categories table:cell-range-address="solutions.E4:solutions.E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olutions.H4:solutions.H29" chart:class="chart:bar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olutions.E4:solutions.E29</svg:desc>
                </draw:g>
              </table:table-cell>
              <table:table-cell office:value-type="float" office:value="0.000333333333333333">
                <text:p>0.000333333333333333</text:p>
                <draw:g>
                  <svg:desc>solutions.H4:solutions.H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166666666666667">
                <text:p>0.0016666666666666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466666666666667">
                <text:p>0.0046666666666666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833333333333333">
                <text:p>0.00833333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43333333333333">
                <text:p>0.01433333333333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356666666666667">
                <text:p>0.035666666666666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20333333333333">
                <text:p>0.120333333333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68333333333333">
                <text:p>0.16833333333333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64666666666667">
                <text:p>0.16466666666666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966666666666667">
                <text:p>0.096666666666666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576666666666667">
                <text:p>0.05766666666666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93333333333333">
                <text:p>0.029333333333333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